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nstan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o_l</text:p>
          </table:table-cell>
          <table:table-cell office:value-type="float" office:value="1.2754" calcext:value-type="float">
            <text:p>1.2754</text:p>
          </table:table-cell>
          <table:table-cell office:value-type="string" calcext:value-type="string">
            <text:p>kg/m^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z</text:p>
          </table:table-cell>
          <table:table-cell/>
          <table:table-cell office:value-type="string" calcext:value-type="string">
            <text:p>Cms</text:p>
          </table:table-cell>
          <table:table-cell table:formula="of:=1/((2*PI()*[.B4])^2*[.B5]/1000)*1000" office:value-type="float" office:value="0.900632743487447" calcext:value-type="float">
            <text:p>0.9006327435</text:p>
          </table:table-cell>
          <table:table-cell office:value-type="string" calcext:value-type="string">
            <text:p>mm/N</text:p>
          </table:table-cell>
        </table:table-row>
        <table:table-row table:style-name="ro1">
          <table:table-cell office:value-type="string" calcext:value-type="string">
            <text:p>Mms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m^2</text:p>
          </table:table-cell>
          <table:table-cell/>
          <table:table-cell office:value-type="string" calcext:value-type="string">
            <text:p>r</text:p>
          </table:table-cell>
          <table:table-cell table:formula="of:=SQRT([.B6]/(PI()*100*100) )" office:value-type="float" office:value="0.0303825388987325" calcext:value-type="float">
            <text:p>0.030382538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Qms</text:p>
          </table:table-cell>
          <table:table-cell office:value-type="float" office:value="3.24" calcext:value-type="float">
            <text:p>3.24</text:p>
          </table:table-cell>
          <table:table-cell table:number-columns-repeated="2"/>
          <table:table-cell table:style-name="ce1" office:value-type="string" calcext:value-type="string">
            <text:p>Mair</text:p>
          </table:table-cell>
          <table:table-cell table:formula="of:=8/3*[.B2]*[.F6]^3" office:value-type="float" office:value="0.0000953865920584615" calcext:value-type="float">
            <text:p>9.53865920584615E-005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md</text:p>
          </table:table-cell>
          <table:table-cell table:formula="of:=[.B5]-[.F7]*1000" office:value-type="float" office:value="1.70461340794154" calcext:value-type="float">
            <text:p>1.7046134079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ms</text:p>
          </table:table-cell>
          <table:table-cell table:formula="of:=[.B5]/1000*2*PI()*[.B4]/[.B7]" office:value-type="float" office:value="0.436332312998582" calcext:value-type="float">
            <text:p>0.43633231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9">00/00/0000</text:date>, <text:time style:data-style-name="N2" text:time-value="20:00:24.2483480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si </meta:initial-creator>
    <meta:creation-date>2015-05-19T19:05:45.682196269</meta:creation-date>
    <dc:date>2015-05-19T20:16:37.744290544</dc:date>
    <dc:creator>insi </dc:creator>
    <meta:editing-duration>PT23M2S</meta:editing-duration>
    <meta:editing-cycles>4</meta:editing-cycles>
    <meta:generator>LibreOffice/4.3.7.2$Linux_X86_64 LibreOffice_project/430$Build-2</meta:generator>
    <meta:document-statistic meta:table-count="1" meta:cell-count="29" meta:object-count="0"/>
  </office:meta>
</office:document-meta>
</file>